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24292f" loext:opacity="100%" style:font-name="apple-system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officeooo:rsid="001409ce" officeooo:paragraph-rsid="001409ce"/>
    </style:style>
    <style:style style:name="P3" style:family="paragraph" style:parent-style-name="Standard">
      <style:paragraph-properties fo:text-align="start" style:justify-single-word="false"/>
      <style:text-properties officeooo:rsid="001409ce" officeooo:paragraph-rsid="001409ce"/>
    </style:style>
    <style:style style:name="P4" style:family="paragraph" style:parent-style-name="Standard">
      <style:paragraph-properties fo:text-align="start" style:justify-single-word="false"/>
      <style:text-properties officeooo:paragraph-rsid="001409ce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1409ce"/>
    </style:style>
    <style:style style:name="P6" style:family="paragraph" style:parent-style-name="Text_20_body">
      <style:paragraph-properties fo:margin-left="0in" fo:margin-right="0in" fo:margin-top="0in" fo:margin-bottom="0.1335in" style:contextual-spacing="false" fo:orphans="2" fo:widows="2" fo:text-indent="0in" style:auto-text-indent="false"/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T1" style:family="text">
      <style:text-properties officeooo:rsid="001409ce"/>
    </style:style>
    <style:style style:name="T2" style:family="text">
      <style:text-properties fo:font-variant="normal" fo:text-transform="none" fo:color="#24292f" loext:opacity="100%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24292f" loext:opacity="100%" fo:letter-spacing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W</text:span>eb-<text:span text:style-name="T1">T</text:span>eknolojileri-<text:span text:style-name="T1">P</text:span>rojesi</text:h>
      <text:p text:style-name="P6"><text:tab/><text:tab/><text:tab/><text:tab/>Web Teknolojileri(BSM104) Dersi Projesi</text:p>
      <text:p text:style-name="P6"><text:tab/><text:tab/><text:tab/><text:tab/><text:tab/><text:tab/><text:span text:style-name="T1">Mümtaz Danacı</text:span><text:line-break/><text:tab/><text:tab/><text:tab/><text:tab/><text:tab/><text:tab/>B21121037<text:span text:style-name="T1">0</text:span></text:p>
      <text:p text:style-name="P2"/>
      <text:p text:style-name="P2"/>
      <text:p text:style-name="P2"/>
      <text:p text:style-name="P2"/>
      <text:p text:style-name="P2"/>
      <text:p text:style-name="P3">Projenin amacı: Kendimi ve şehrimi tanıtan bir site geliştirmek</text:p>
      <text:p text:style-name="P3"/>
      <text:p text:style-name="P3"/>
      <text:p text:style-name="P4"><text:span text:style-name="T2">Proje İçeriği:</text:span></text:p>
      <text:list xml:id="list2799688410" text:style-name="L4">
        <text:list-item>
          <text:p text:style-name="P5"><text:span text:style-name="T3"><text:s/></text:span><text:span text:style-name="T2">Site tasarımı Bootstrap içeren responsive bir yapıda olacak</text:span></text:p>
        </text:list-item>
        <text:list-item>
          <text:p text:style-name="P5"><text:span text:style-name="T3"><text:s/></text:span><text:span text:style-name="T2">Hakkında sayfası giriş niteliğinde olup beni tanıtan bir CV niteliğinde olacak</text:span></text:p>
        </text:list-item>
        <text:list-item>
          <text:p text:style-name="P5"><text:span text:style-name="T3"><text:s/></text:span><text:span text:style-name="T2">Şehrim sayfasında memleketimle alakalı bilgiler(gezilecek yerler nüfusu vb.) yer alacak ve en az 4 resimden oluşan bir slider yer alacak.</text:span></text:p>
        </text:list-item>
        <text:list-item>
          <text:p text:style-name="P5"><text:span text:style-name="T3"><text:s/></text:span><text:span text:style-name="T2">Mirasımız sayfasında şehrima ait kültürel bir miras html elemanları kullanılarak tanıtılacak.</text:span></text:p>
        </text:list-item>
        <text:list-item>
          <text:p text:style-name="P5"><text:span text:style-name="T3"><text:s/></text:span><text:span text:style-name="T2">İlgi alanlarım sayfasında ücretsiz bir API servisi kullanılacaktır.</text:span></text:p>
        </text:list-item>
        <text:list-item>
          <text:p text:style-name="P5"><text:span text:style-name="T3"><text:s/></text:span><text:span text:style-name="T2">Login ve iletişim sayfaları ödev PDF’inde belirtilen şekilde geliştirilecektir.</text:span> </text:p>
        </text:list-item>
      </text:list>
      <text:p text:style-name="P4"/>
      <text:p text:style-name="P3">Proje Linki: <text:a xlink:type="simple" xlink:href="https://github.com/dncmumtaz/My-Favorite-City" text:style-name="Internet_20_link" text:visited-style-name="Visited_20_Internet_20_Link">https://github.com/dncmumtaz/My-Favorite-City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20:34:54.647000000</meta:creation-date>
    <dc:date>2022-04-23T20:46:42.122000000</dc:date>
    <meta:editing-duration>PT1M37S</meta:editing-duration>
    <meta:editing-cycles>1</meta:editing-cycles>
    <meta:document-statistic meta:table-count="0" meta:image-count="0" meta:object-count="0" meta:page-count="1" meta:paragraph-count="12" meta:word-count="95" meta:character-count="772" meta:non-whitespace-character-count="671"/>
    <meta:generator>LibreOffice/7.2.1.2$Windows_X86_64 LibreOffice_project/87b77fad49947c1441b67c559c339af8f3517e22</meta:generator>
  </office:meta>
</office:document-meta>
</file>